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Arial2" fo:font-size="11pt" style:font-size-asian="11pt" style:font-size-complex="11pt"/>
    </style:style>
    <style:style style:name="P3" style:family="paragraph" style:parent-style-name="UrbanBody">
      <style:paragraph-properties fo:text-align="start" style:justify-single-word="false"/>
      <style:text-properties style:font-name="Arial2" fo:font-size="11pt" style:font-size-asian="11pt" style:font-size-complex="11pt"/>
    </style:style>
    <style:style style:name="P4" style:family="paragraph" style:parent-style-name="UrbanBody">
      <style:text-properties style:font-name="Arial2" fo:font-size="11pt" fo:font-style="normal" style:font-size-asian="11pt" style:font-style-asian="normal" style:font-size-complex="11pt" style:font-style-complex="normal"/>
    </style:style>
    <style:style style:name="P5" style:family="paragraph" style:parent-style-name="UrbanBody">
      <style:paragraph-properties fo:text-align="start" style:justify-single-word="false"/>
      <style:text-properties style:font-name="Arial2" fo:font-size="11pt" fo:letter-spacing="-0.005cm" style:font-size-asian="11pt" style:font-size-complex="11pt"/>
    </style:style>
    <style:style style:name="P6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7" style:family="paragraph" style:parent-style-name="UrbanBody">
      <style:paragraph-properties fo:text-align="end" style:justify-single-word="false" fo:break-before="page"/>
    </style:style>
    <style:style style:name="P8" style:family="paragraph" style:parent-style-name="Standard">
      <style:text-properties style:font-name="Arial2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Arial2" fo:font-size="11pt" officeooo:paragraph-rsid="000f3def" style:font-size-asian="11pt" style:font-size-complex="11pt"/>
    </style:style>
    <style:style style:name="P10" style:family="paragraph" style:parent-style-name="Standard">
      <style:text-properties style:font-name="Arial2" fo:font-size="11pt" officeooo:paragraph-rsid="000f3def" style:font-size-asian="11pt" style:font-size-complex="11pt"/>
    </style:style>
    <style:style style:name="P11" style:family="paragraph" style:parent-style-name="UrbanTitle">
      <style:text-properties fo:font-weight="bold" style:font-weight-asian="bold" style:font-weight-complex="bold"/>
    </style:style>
    <style:style style:name="P12" style:family="paragraph" style:parent-style-name="UrbanTitle">
      <style:text-properties fo:font-size="11pt" style:text-underline-style="none" fo:font-weight="normal" style:font-size-asian="9.60000038146973pt" style:font-weight-asian="normal" style:font-size-complex="11pt" style:font-weight-complex="normal"/>
    </style:style>
    <style:style style:name="P13" style:family="paragraph" style:parent-style-name="UrbanTitle">
      <style:paragraph-properties fo:text-align="start" style:justify-single-word="false"/>
      <style:text-properties style:font-name="Arial2" fo:font-size="11pt" fo:font-weight="bold" style:font-size-asian="11pt" style:font-weight-asian="bold" style:font-size-complex="11pt" style:font-weight-complex="bold"/>
    </style:style>
    <style:style style:name="P14" style:family="paragraph" style:parent-style-name="UrbanTitle">
      <style:text-properties style:text-underline-style="none" fo:font-weight="bold" officeooo:paragraph-rsid="000f3def" style:font-weight-asian="bold" style:font-weight-complex="bold"/>
    </style:style>
    <style:style style:name="P1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2" fo:font-size="10pt" officeooo:paragraph-rsid="000f3def" style:font-size-asian="10pt" style:font-size-complex="10pt"/>
    </style:style>
    <style:style style:name="P16" style:family="paragraph" style:parent-style-name="UrbanBody">
      <style:text-properties style:font-name="Arial2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2" fo:font-size="11pt" officeooo:paragraph-rsid="000fc004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officeooo:paragraph-rsid="000fc004"/>
    </style:style>
    <style:style style:name="P19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f3def" style:font-size-asian="11pt" style:font-style-asian="normal" style:font-weight-asian="bold" style:font-name-complex="Arial2" style:font-size-complex="11pt" style:font-style-complex="normal" style:font-weight-complex="bold"/>
    </style:style>
    <style:style style:name="P20" style:family="paragraph" style:parent-style-name="Heading_20_2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zxx" fo:country="none" style:language-asian="zxx" style:country-asian="none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2" style:font-size-complex="11pt" style:font-style-complex="italic" style:font-weight-complex="normal"/>
    </style:style>
    <style:style style:name="T7" style:family="text">
      <style:text-properties style:font-name="Arial2" fo:font-size="10pt" style:font-size-asian="10pt" style:font-size-complex="10pt"/>
    </style:style>
    <style:style style:name="T8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2" fo:font-size="10pt" fo:font-style="normal" fo:font-weight="normal" officeooo:rsid="000fc004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officeooo:rsid="000fc004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9"><office:annotation><dc:creator>Gauthier Bastien</dc:creator><dc:date>2011-01-13T14:56:41</dc:date><text:p text:style-name="P21">do text</text:p><text:p text:style-name="P21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15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18"><text:span text:style-name="T7"><office:annotation><dc:creator>Gauthier Bastien</dc:creator><dc:date>2011-01-13T14:56:41</dc:date><text:p text:style-name="P21">do text</text:p><text:p text:style-name="P21">from document(at=tlpe, format='odt')</text:p></office:annotation></text:span><text:span text:style-name="T8">Import depuis </text:span><text:span text:style-name="T9">tlpe</text:span><text:span text:style-name="T8">.odt</text:span></text:p>
            <text:h text:style-name="P19" text:outline-level="2">RECOMMANDE</text:h>
          </table:table-cell>
        </table:table-row>
      </table:table>
      <text:p text:style-name="P14"/>
      <text:p text:style-name="P14"/>
      <text:p text:style-name="P14">Déclaration environnementale</text:p>
      <text:p text:style-name="P12"/>
      <text:p text:style-name="P16"/>
      <text:p text:style-name="P2"/>
      <text:p text:style-name="P2">Monsieur le Fonctionnaire délégué,</text:p>
      <text:p text:style-name="P2"/>
      <text:p text:style-name="P2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<text:span text:style-name="T4">.</text:span></text:p>
      <text:p text:style-name="P2">Une copie a également été envoyée au déclarant et au Fonctionnaire technique.</text:p>
      <text:p text:style-name="P2"/>
      <text:p text:style-name="P2">En vous souhaitant une bonne réception du document, veuillez agréer, Monsieur le Fonctionnaire délégué, l'assurance de notre parfaite considération.</text:p>
      <text:p text:style-name="P2"/>
      <text:p text:style-name="P2"/>
      <text:p text:style-name="P2"><text:span text:style-name="T1"><office:annotation><dc:creator>sde </dc:creator><dc:date>2011-07-27T10:02:32</dc:date><text:p text:style-name="P21">do text</text:p><text:p text:style-name="P21">from document(at=signatures, format='odt')</text:p></office:annotation></text:span><text:span text:style-name="T1">Import depuis signatures.odt</text:span></text:p>
      <text:p text:style-name="P4"/>
      <text:p text:style-name="P7"><draw:frame draw:style-name="fr2" draw:name="Cadre4" text:anchor-type="paragraph" svg:x="0cm" svg:y="0cm" svg:width="7.128cm" draw:z-index="1"><draw:text-box fo:min-height="5.226cm"><text:p text:style-name="P6"><office:annotation><dc:creator>Gauthier Bastien</dc:creator><dc:date>2011-01-13T14:56:41</dc:date><text:p text:style-name="P21">do text</text:p><text:p text:style-name="P21">from document(at=header, format='odt')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7"><text:span text:style-name="T10"><office:annotation><dc:creator>Gauthier Bastien</dc:creator><dc:date>2011-01-13T14:56:41</dc:date><text:p text:style-name="P21">do text</text:p><text:p text:style-name="P21">from document(at=arne, format='odt')</text:p></office:annotation></text:span><text:span text:style-name="T11">Import depuis </text:span><text:span text:style-name="T12">arne</text:span><text:span text:style-name="T11">.odt</text:span></text:p><text:h text:style-name="P20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11">Déclaration environnementale</text:p>
      <text:p text:style-name="P13"/>
      <text:p text:style-name="P3"><text:span text:style-name="T3"><office:annotation><dc:creator>Gauthier Bastien</dc:creator><dc:date>2011-01-13T14:56:41</dc:date><text:p text:style-name="P21">do text</text:p><text:p text:style-name="P21">from document(at=reference, format='odt')</text:p></office:annotation></text:span><text:span text:style-name="T3">Import depuis reference.odt</text:span></text:p>
      <text:p text:style-name="P5"/>
      <text:p text:style-name="P3">Madame le Fonctionnaire technique,</text:p>
      <text:p text:style-name="P3"/>
      <text:p text:style-name="P3">Vous trouverez, ci-joint copie de la prise d’acte faite par le Collège en date du <text:span text:style-name="T4"><text:text-input text:description="Evénement-Date de la décision">licence_view.format_date(self.getLastLicenceDelivery().getDecisionDate())</text:text-input></text:span>.</text:p>
      <text:p text:style-name="P3">Une copie a également été envoyée au déclarant et au Fonctionnaire délégué.</text:p>
      <text:p text:style-name="P3"/>
      <text:p text:style-name="P3">En vous souhaitant une bonne réception du document, veuillez agréer, Madame le Fonctionnaire technique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21">do text</text:p><text:p text:style-name="P21">from document(at=signatures, format='odt')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2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Arial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>
      <style:text-properties style:font-name="Arial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3:12.481695614</dc:date>
    <meta:editing-duration>PT12H54M21S</meta:editing-duration>
    <meta:editing-cycles>79</meta:editing-cycles>
    <meta:generator>LibreOffice/6.4.7.2$Linux_X86_64 LibreOffice_project/40$Build-2</meta:generator>
    <meta:document-statistic meta:table-count="1" meta:image-count="0" meta:object-count="0" meta:page-count="2" meta:paragraph-count="22" meta:word-count="149" meta:character-count="1217" meta:non-whitespace-character-count="1103"/>
  </office:meta>
</office:document-meta>
</file>